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761">
            <text:p>276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>
            <draw:frame table:end-cell-address="Sheet1.S2421" table:end-x="1.405cm" table:end-y="0.16cm" draw:z-index="0" draw:style-name="gr1" svg:width="39.705cm" svg:height="17.148cm" svg:x="0.088cm" svg:y="0.107cm">
              <draw:object draw:notify-on-update-of-ranges="Sheet1.A1:Sheet1.A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0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4T10:33:11</dc:date>
    <dc:creator>jack </dc:creator>
    <meta:generator>LibreOffice/3.3$Unix LibreOffice_project/330m19$Build-202</meta:generator>
    <meta:editing-duration>PT3M51S</meta:editing-duration>
    <meta:editing-cycles>1</meta:editing-cycles>
    <meta:document-statistic meta:table-count="1" meta:cell-count="3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706cm" svg:height="17.149cm" xlink:href=".." xlink:type="simple" chart:class="chart:bar" chart:style-name="ch1">
        <chart:plot-area chart:style-name="ch2" table:cell-range-address="Sheet1.A1:Sheet1.A2400" svg:x="1.244cm" svg:y="1.503cm" svg:width="36.874cm" svg:height="14.884cm">
          <chartooo:coordinate-region svg:x="2.051cm" svg:y="1.702cm" svg:width="36.067cm" svg:height="13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00" chart:class="chart:bar"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